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  <style:text-properties officeooo:paragraph-rsid="003bdd8b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paragraph-rsid="003ce8fd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paragraph-rsid="003573f3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35733d"/>
    </style:style>
    <style:style style:name="P6" style:family="paragraph" style:parent-style-name="Text_20_body" style:list-style-name="L2">
      <style:text-properties officeooo:paragraph-rsid="0033aee6"/>
    </style:style>
    <style:style style:name="P7" style:family="paragraph" style:parent-style-name="Text_20_body">
      <style:paragraph-properties fo:margin-top="0.275cm" fo:margin-bottom="0.275cm" loext:contextual-spacing="false" fo:line-height="150%" fo:text-align="justify" style:justify-single-word="false"/>
      <style:text-properties officeooo:paragraph-rsid="0041fe6f"/>
    </style:style>
    <style:style style:name="T1" style:family="text">
      <style:text-properties style:font-name="Liberation Serif" fo:font-size="12pt" style:font-name-asian="Liberation Serif" style:font-size-asian="12pt" style:font-size-complex="12pt"/>
    </style:style>
    <style:style style:name="T2" style:family="text">
      <style:text-properties style:font-name="Liberation Serif" fo:font-size="12pt" officeooo:rsid="003573f3" style:font-name-asian="Liberation Serif" style:font-size-asian="12pt" style:font-size-complex="12pt"/>
    </style:style>
    <style:style style:name="T3" style:family="text">
      <style:text-properties style:font-name="Liberation Serif" fo:font-size="12pt" officeooo:rsid="00376bb2" style:font-name-asian="Liberation Serif" style:font-size-asian="12pt" style:font-size-complex="12pt"/>
    </style:style>
    <style:style style:name="T4" style:family="text">
      <style:text-properties style:font-name="Liberation Serif" fo:font-size="12pt" officeooo:rsid="003bdd8b" style:font-name-asian="Liberation Serif" style:font-size-asian="12pt" style:font-size-complex="12pt"/>
    </style:style>
    <style:style style:name="T5" style:family="text">
      <style:text-properties style:font-name="Liberation Serif" fo:font-size="12pt" officeooo:rsid="003ce8fd" style:font-name-asian="Liberation Serif" style:font-size-asian="12pt" style:font-size-complex="12pt"/>
    </style:style>
    <style:style style:name="T6" style:family="text">
      <style:text-properties style:font-name="Liberation Serif" style:font-name-asian="Liberation Serif"/>
    </style:style>
    <style:style style:name="T7" style:family="text">
      <style:text-properties style:font-name="Liberation Serif" officeooo:rsid="0031c711" style:font-name-asian="Liberation Serif"/>
    </style:style>
    <style:style style:name="T8" style:family="text">
      <style:text-properties style:font-name="Liberation Serif" officeooo:rsid="0039802a" style:font-name-asian="Liberation Serif" style:font-name-complex="Liberation Mono"/>
    </style:style>
    <style:style style:name="T9" style:family="text">
      <style:text-properties style:font-name="Liberation Serif" officeooo:rsid="003f5070" style:font-name-asian="Liberation Serif"/>
    </style:style>
    <style:style style:name="T10" style:family="text">
      <style:text-properties style:font-name="Liberation Serif" fo:font-weight="bold" style:font-name-asian="Liberation Serif" style:font-weight-asian="bold" style:font-weight-complex="bold"/>
    </style:style>
    <style:style style:name="T11" style:family="text">
      <style:text-properties style:font-name="Liberation Serif" fo:font-weight="normal" style:font-name-asian="Liberation Serif" style:font-weight-asian="normal" style:font-weight-complex="normal"/>
    </style:style>
    <style:style style:name="T12" style:family="text">
      <style:text-properties style:font-name="Liberation Serif" fo:font-weight="normal" officeooo:rsid="003959c8" style:font-name-asian="Liberation Serif" style:font-weight-asian="normal" style:font-weight-complex="normal"/>
    </style:style>
    <style:style style:name="T13" style:family="text">
      <style:text-properties fo:color="#000000" style:font-name="Droid Sans Mono" fo:font-size="10.5pt" fo:font-weight="normal" officeooo:rsid="003f5070" fo:background-color="#ffffff" loext:char-shading-value="0" style:font-name-asian="Liberation Serif"/>
    </style:style>
    <style:style style:name="T14" style:family="text">
      <style:text-properties fo:color="#000000" style:font-name="Liberation Serif" fo:font-size="10.5pt" fo:font-weight="normal" officeooo:rsid="003f5070" fo:background-color="#ffffff" loext:char-shading-value="0" style:font-name-asian="Liberation Serif"/>
    </style:style>
    <style:style style:name="T15" style:family="text">
      <style:text-properties fo:color="#000000" style:font-name="Liberation Serif" fo:font-size="12pt" fo:font-weight="normal" officeooo:rsid="003f5070" fo:background-color="#ffffff" loext:char-shading-value="0" style:font-name-asian="Liberation Serif" style:font-size-asian="12pt" style:font-size-complex="12pt"/>
    </style:style>
    <style:style style:name="T16" style:family="text">
      <style:text-properties fo:color="#0000ff" style:font-name="Droid Sans Mono" fo:font-size="10.5pt" fo:font-weight="normal" officeooo:rsid="003f5070" fo:background-color="#ffffff" loext:char-shading-value="0" style:font-name-asian="Liberation Serif"/>
    </style:style>
    <style:style style:name="T17" style:family="text">
      <style:text-properties fo:color="#0000ff" style:font-name="Liberation Serif" fo:font-size="10.5pt" fo:font-weight="normal" officeooo:rsid="003f5070" fo:background-color="#ffffff" loext:char-shading-value="0" style:font-name-asian="Liberation Serif"/>
    </style:style>
    <style:style style:name="T18" style:family="text">
      <style:text-properties fo:color="#a31515" style:font-name="Droid Sans Mono" fo:font-size="10.5pt" fo:font-weight="normal" officeooo:rsid="003f5070" fo:background-color="#ffffff" loext:char-shading-value="0" style:font-name-asian="Liberation Serif"/>
    </style:style>
    <style:style style:name="T19" style:family="text">
      <style:text-properties fo:color="#a31515" style:font-name="Liberation Serif" fo:font-size="10.5pt" fo:font-weight="normal" officeooo:rsid="003f5070" fo:background-color="#ffffff" loext:char-shading-value="0" style:font-name-asian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50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ource_20_Text"><text:span text:style-name="T12">在使用cmake生成Makefile时，可以加上后缀-D </text:span></text:span><text:span text:style-name="Source_20_Text"><text:span text:style-name="T11">CMAKE_INSTALL_PREFIX=/...自定义</text:span></text:span><text:span text:style-name="Source_20_Text"><text:span text:style-name="T12">安装路径。</text:span></text:span><text:span text:style-name="Source_20_Text"><text:span text:style-name="T6">在编译时，</text:span></text:span><text:span text:style-name="Source_20_Text"><text:span text:style-name="T1">find_package </text:span></text:span><text:span text:style-name="Source_20_Text"><text:span text:style-name="T6">前面加上库的安装路径，如：set(</text:span></text:span><text:span text:style-name="Source_20_Text"><text:span text:style-name="T8">L</text:span></text:span><text:span text:style-name="Source_20_Text"><text:span text:style-name="T6">ib</text:span></text:span><text:span text:style-name="Source_20_Text"><text:span text:style-name="T8">N</text:span></text:span><text:span text:style-name="Source_20_Text"><text:span text:style-name="T6">ame_DIR <text:s/>/home/wky/myLib/...)注意 </text:span></text:span><text:span text:style-name="Source_20_Text"><text:span text:style-name="T8">L</text:span></text:span><text:span text:style-name="Source_20_Text"><text:span text:style-name="T6">ib</text:span></text:span><text:span text:style-name="Source_20_Text"><text:span text:style-name="T8">N </text:span></text:span><text:span text:style-name="Source_20_Text"><text:span text:style-name="T6">ame_DIR路径要直接包含lib</text:span></text:span><text:span text:style-name="Source_20_Text"><text:span text:style-name="T9">Config.cmake文件，不能在子目录查找。消息打印命令，</text:span></text:span><text:span text:style-name="Source_20_Text"><text:span text:style-name="T15">message</text:span></text:span><text:span text:style-name="Source_20_Text"><text:span text:style-name="T14">(STATUS "GTSAM _INCLUDE_DIR: <text:s text:c="2"/>${GTSAM_INCLUDE_DIR}")。</text:span></text:span></text:p>
      <text:h text:style-name="Heading_20_3" text:outline-level="3"><text:span text:style-name="Source_20_Text"><text:span text:style-name="T10">一、FIND_PACKAGE</text:span></text:span></text:h>
      <text:list xml:id="list779114667" text:style-name="L1">
        <text:list-item>
          <text:p text:style-name="P2"><text:span text:style-name="Source_20_Text"><text:span text:style-name="T1">使用形式: find_package(&lt;PackageName&gt; [version] [MODULE][CONFIG|NO_MODULE]...</text:span></text:span><text:span text:style-name="Source_20_Text"><text:span text:style-name="T4">)</text:span></text:span><text:span text:style-name="Source_20_Text"><text:span text:style-name="T1"> <text:s text:c="10"/></text:span></text:span></text:p>
        </text:list-item>
        <text:list-item>
          <text:p text:style-name="P1"><text:span text:style-name="Source_20_Text"><text:span text:style-name="T1">find_package指令有两种查找包的模式：一种是Module模式，一种是Config模式。</text:span></text:span></text:p>
        </text:list-item>
        <text:list-item>
          <text:p text:style-name="P3"><text:span text:style-name="Source_20_Text"><text:span text:style-name="T1">默认情况下，首先使用Module模式，如果没有找到对应的Module，就会使用Config模式。如果</text:span></text:span><text:span text:style-name="Source_20_Text"><text:span text:style-name="T4">在find_package中</text:span></text:span><text:span text:style-name="Source_20_Text"><text:span text:style-name="T1">使用了Module 选项，使用 Module 模式失败后，不会继续使用Config模式。同样如果</text:span></text:span><text:span text:style-name="Source_20_Text"><text:span text:style-name="T5">使用CONFIG选项或NO_MODULE选项，会强制find_package指令直接使用Config模式，跳过模块模式处理。</text:span></text:span></text:p>
        </text:list-item>
        <text:list-item>
          <text:p text:style-name="P4"><text:span text:style-name="Source_20_Text"><text:span text:style-name="T1">Module 模式会首先去CMAKE_MODULE_PATH指定的路径下去查找find.cmake，然后去cmake安装位置</text:span></text:span><text:span text:style-name="Source_20_Text"><text:span text:style-name="T3">的</text:span></text:span><text:span text:style-name="Source_20_Text"><text:span text:style-name="T1">模块目录（</text:span></text:span><text:span text:style-name="Source_20_Text"><text:span text:style-name="T2">/usr/share/cmake/Modules</text:span></text:span><text:span text:style-name="Source_20_Text"><text:span text:style-name="T1">）中查找。</text:span></text:span></text:p>
        </text:list-item>
        <text:list-item>
          <text:p text:style-name="P5"><text:span text:style-name="Source_20_Text"><text:span text:style-name="T1">Config模式搜索配置和版本文件的路径比Module模式复杂的多，首先在CMAKE_FIND _PACKAGE_REDIRECTS_DIR指定的路径下查找。如果没有找到配置文件，则按照下面的逻辑进行查找:</text:span></text:span></text:p>
        </text:list-item>
      </text:list>
      <text:list xml:id="list3094014934" text:style-name="L2">
        <text:list-item>
          <text:p text:style-name="P6"><text:span text:style-name="Source_20_Text"><text:span text:style-name="T1"><text:s/>cmake会为包构建可能的前缀，然后再前缀目录下搜索多个可能的目录，cmake指定的安装目录肯定是构建的前缀之一。</text:span></text:span></text:p>
          <text:p text:style-name="P6"><text:span text:style-name="Source_20_Text"><text:span text:style-name="T1">例如: 前缀&lt;prefix&gt;/&lt;name&gt;*/(lib/&lt;arch&gt;|lib*|share)/cmake/&lt;name&gt;*/就表示可能在/lib/cmake/或者/lib*/cmake/或者/share/cmake/目录下 </text:span></text:span></text:p>
          <text:p text:style-name="P6"><text:span text:style-name="Source_20_Text"><text:span text:style-name="T1">前缀&lt;prefix&gt;/&lt;name&gt;*/(lib/&lt;arch&gt;|lib*|share)/&lt;name&gt;*/</text:span></text:span></text:p>
          <text:p text:style-name="P6"><text:span text:style-name="Source_20_Text"><text:span text:style-name="T1">前缀&lt;prefix&gt;/&lt;name&gt;*/(lib/&lt;arch&gt;|lib*|share)/&lt;name&gt;*/(cmake|CMAKE)/</text:span></text:span></text:p>
        </text:list-item>
        <text:list-item>
          <text:p text:style-name="P6"><text:span text:style-name="Source_20_Text"><text:span text:style-name="T1"><text:s/>CMake变量&lt;PackageName&gt;_ROOT和环境变量&lt;PackageName&gt;_ROOT中指定的搜索路径(&lt;PackageName&gt;是要搜索的包名)。包的root路径变量以栈的形式维护，可以使用NO_PACKAGE_ROOT_PATH选项跳过这一搜索路径。</text:span></text:span></text:p>
        </text:list-item>
        <text:list-item>
          <text:p text:style-name="P6"><text:span text:style-name="Source_20_Text"><text:span text:style-name="T1">CMake的隐含变量指定的搜索路径，主要是在命令行上使用-DVAR=value来指定，指定的搜索路径以分号分割。可以使用NO_CMAKE_PATH选项跳过这一搜索路径。CMAKE_PREFIX_PATH <text:s text:c="2"/></text:span></text:span></text:p>
          <text:p text:style-name="P6"><text:span text:style-name="Source_20_Text"><text:span text:style-name="T1">CMAKE_FRAME</text:span></text:span></text:p>
          <text:p text:style-name="P6"><text:span text:style-name="Source_20_Text"><text:span text:style-name="T1">WORK_PATH </text:span></text:span></text:p>
          <text:p text:style-name="P6"><text:span text:style-name="Source_20_Text"><text:span text:style-name="T1">CMAKE_APPBUNDLE_PATH</text:span></text:span></text:p>
        </text:list-item>
        <text:list-item>
          <text:p text:style-name="P6"><text:soft-page-break/><text:span text:style-name="Source_20_Text"><text:span text:style-name="T1">使用CMake的环境变量指定的搜索路径，主要来自用户的终端配置，指定的搜索路径以原生的路径分隔符(在Windows上是;，在UNIX上是:)进行分割。可以使用NO_CMAKE_ENVIRONMENT_PATH跳过这一搜索路径。</text:span></text:span></text:p>
        </text:list-item>
      </text:list>
      <text:p text:style-name="Text_20_body"><text:span text:style-name="Source_20_Text"><text:span text:style-name="T1"><text:s text:c="3"/>&lt;PackageName&gt;_DIR</text:span></text:span></text:p>
      <text:p text:style-name="Text_20_body"><text:span text:style-name="Source_20_Text"><text:span text:style-name="T1"><text:s text:c="3"/>CMAKE_PREFIX_PATH</text:span></text:span></text:p>
      <text:p text:style-name="Text_20_body"><text:span text:style-name="Source_20_Text"><text:span text:style-name="T1"><text:s text:c="3"/>CMAKE_FRAMEWORK_PATH</text:span></text:span></text:p>
      <text:p text:style-name="Text_20_body"><text:span text:style-name="Source_20_Text"><text:span text:style-name="T1"><text:s text:c="3"/>CMAKE_APPBUNDLE_PATH <text:s text:c="3"/></text:span></text:span></text:p>
      <text:h text:style-name="Heading_20_3" text:outline-level="3"><text:span text:style-name="Source_20_Text"><text:span text:style-name="T6">二、add_subdirectory</text:span></text:span></text:h>
      <text:p text:style-name="Text_20_body"><text:span text:style-name="Source_20_Text"><text:span text:style-name="T6">添加一个包含cmakelists.</text:span></text:span><text:span text:style-name="Source_20_Text"><text:span text:style-name="T7">txt的目录，根据该cmakelists.txt进行编译。</text:span></text:span></text:p>
      <text:p text:style-name="Text_20_body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4-02-20T22:47:04.069209671</dc:date>
    <meta:editing-duration>PT5H18M16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631" meta:character-count="1619" meta:non-whitespace-character-count="1565"/>
  </office:meta>
</office:document-meta>
</file>